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d1f2" officeooo:paragraph-rsid="0018d1f2" style:font-weight-asian="bold" style:font-weight-complex="bold"/>
    </style:style>
    <style:style style:name="P2" style:family="paragraph" style:parent-style-name="Standard">
      <style:text-properties fo:font-weight="bold" officeooo:rsid="001f445b" officeooo:paragraph-rsid="001f445b" style:font-weight-asian="bold" style:font-weight-complex="bold"/>
    </style:style>
    <style:style style:name="P3" style:family="paragraph" style:parent-style-name="Standard">
      <style:text-properties fo:font-weight="bold" officeooo:rsid="001f445b" officeooo:paragraph-rsid="0020289a" style:font-weight-asian="bold" style:font-weight-complex="bold"/>
    </style:style>
    <style:style style:name="P4" style:family="paragraph" style:parent-style-name="Standard">
      <style:text-properties fo:font-weight="bold" officeooo:rsid="001f445b" officeooo:paragraph-rsid="002cbe4a" style:font-weight-asian="bold" style:font-weight-complex="bold"/>
    </style:style>
    <style:style style:name="P5" style:family="paragraph" style:parent-style-name="Standard">
      <style:text-properties fo:font-weight="bold" officeooo:rsid="0020289a" officeooo:paragraph-rsid="0020289a" style:font-weight-asian="bold" style:font-weight-complex="bold"/>
    </style:style>
    <style:style style:name="P6" style:family="paragraph" style:parent-style-name="Standard">
      <style:text-properties fo:font-weight="bold" officeooo:rsid="003b4938" officeooo:paragraph-rsid="003b4938" style:font-weight-asian="bold" style:font-weight-complex="bold"/>
    </style:style>
    <style:style style:name="P7" style:family="paragraph" style:parent-style-name="Standard">
      <style:text-properties fo:color="#ff0000" fo:font-size="14pt" fo:font-weight="bold" officeooo:rsid="001f445b" officeooo:paragraph-rsid="001f445b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0000" fo:font-size="14pt" fo:font-weight="bold" officeooo:rsid="0038a8bf" officeooo:paragraph-rsid="0038a8bf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0000" fo:font-weight="bold" officeooo:rsid="001f445b" officeooo:paragraph-rsid="001f445b" style:font-weight-asian="bold" style:font-weight-complex="bold"/>
    </style:style>
    <style:style style:name="P10" style:family="paragraph" style:parent-style-name="Standard">
      <style:text-properties fo:color="#ff0000" fo:font-weight="bold" officeooo:rsid="001f445b" officeooo:paragraph-rsid="0020289a" style:font-weight-asian="bold" style:font-weight-complex="bold"/>
    </style:style>
    <style:style style:name="P11" style:family="paragraph" style:parent-style-name="Standard">
      <style:text-properties fo:color="#ff0000" fo:font-weight="bold" officeooo:rsid="001f445b" officeooo:paragraph-rsid="00325ee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6pt" fo:font-weight="bold" officeooo:rsid="001f445b" officeooo:paragraph-rsid="0020289a" fo:background-color="#ffff00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6pt" fo:font-weight="bold" officeooo:rsid="001f445b" officeooo:paragraph-rsid="0030537f" fo:background-color="#ffff00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2496cb" officeooo:paragraph-rsid="0018d1f2"/>
    </style:style>
    <style:style style:name="P15" style:family="paragraph" style:parent-style-name="Standard">
      <style:paragraph-properties fo:text-align="center" style:justify-single-word="false"/>
      <style:text-properties fo:color="#808080" style:font-name="Times-Roman" fo:font-size="20pt" fo:font-weight="bold" officeooo:rsid="001f445b" officeooo:paragraph-rsid="0020289a" fo:background-color="#ffff00" style:font-size-asian="20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808080" style:font-name="Times-Roman" fo:font-size="20pt" fo:font-weight="bold" officeooo:rsid="0038a8bf" officeooo:paragraph-rsid="0038a8bf" fo:background-color="#ffff00" style:font-size-asian="20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808080" style:font-name="Times-Roman" fo:font-size="20pt" fo:font-weight="bold" officeooo:rsid="0038a8bf" officeooo:paragraph-rsid="0038a8bf" fo:background-color="#ffffff" style:font-size-asian="20pt" style:font-weight-asian="bold" style:font-size-complex="16pt" style:font-weight-complex="bold"/>
    </style:style>
    <style:style style:name="P18" style:family="paragraph" style:parent-style-name="Table_20_Contents">
      <style:text-properties officeooo:rsid="001f445b" officeooo:paragraph-rsid="001f445b"/>
    </style:style>
    <style:style style:name="P19" style:family="paragraph" style:parent-style-name="Table_20_Contents">
      <style:text-properties officeooo:rsid="001f445b" officeooo:paragraph-rsid="0020289a"/>
    </style:style>
    <style:style style:name="P20" style:family="paragraph" style:parent-style-name="Table_20_Contents">
      <style:text-properties officeooo:paragraph-rsid="0020289a"/>
    </style:style>
    <style:style style:name="P21" style:family="paragraph" style:parent-style-name="Table_20_Contents">
      <style:text-properties officeooo:rsid="0020289a" officeooo:paragraph-rsid="0020289a"/>
    </style:style>
    <style:style style:name="P22" style:family="paragraph" style:parent-style-name="Table_20_Contents">
      <style:text-properties officeooo:rsid="002411cb" officeooo:paragraph-rsid="002411cb"/>
    </style:style>
    <style:style style:name="P23" style:family="paragraph" style:parent-style-name="Table_20_Contents">
      <style:text-properties officeooo:rsid="002ad4db" officeooo:paragraph-rsid="002ad4db"/>
    </style:style>
    <style:style style:name="P24" style:family="paragraph" style:parent-style-name="Table_20_Contents">
      <style:text-properties officeooo:rsid="002bb052" officeooo:paragraph-rsid="002bb052"/>
    </style:style>
    <style:style style:name="P25" style:family="paragraph" style:parent-style-name="Table_20_Contents">
      <style:text-properties officeooo:rsid="002cbe4a" officeooo:paragraph-rsid="002cbe4a"/>
    </style:style>
    <style:style style:name="P26" style:family="paragraph" style:parent-style-name="Table_20_Contents">
      <style:text-properties officeooo:rsid="002e5cbc" officeooo:paragraph-rsid="002e5cbc"/>
    </style:style>
    <style:style style:name="P27" style:family="paragraph" style:parent-style-name="Table_20_Contents">
      <style:text-properties officeooo:rsid="00323b5b" officeooo:paragraph-rsid="00323b5b"/>
    </style:style>
    <style:style style:name="P28" style:family="paragraph" style:parent-style-name="Table_20_Contents">
      <style:text-properties officeooo:rsid="0036e824" officeooo:paragraph-rsid="0036e824"/>
    </style:style>
    <style:style style:name="P29" style:family="paragraph" style:parent-style-name="Standard">
      <style:text-properties fo:font-weight="bold" officeooo:rsid="003b8976" officeooo:paragraph-rsid="003b8976" style:font-weight-asian="bold" style:font-weight-complex="bold"/>
    </style:style>
    <style:style style:name="P30" style:family="paragraph" style:parent-style-name="Standard">
      <style:text-properties fo:font-weight="bold" officeooo:rsid="003c168e" officeooo:paragraph-rsid="003c168e" style:font-weight-asian="bold" style:font-weight-complex="bold"/>
    </style:style>
    <style:style style:name="T1" style:family="text">
      <style:text-properties officeooo:rsid="0020289a"/>
    </style:style>
    <style:style style:name="T2" style:family="text">
      <style:text-properties officeooo:rsid="002ad4db"/>
    </style:style>
    <style:style style:name="T3" style:family="text">
      <style:text-properties officeooo:rsid="002bb052"/>
    </style:style>
    <style:style style:name="T4" style:family="text">
      <style:text-properties officeooo:rsid="002cbe4a"/>
    </style:style>
    <style:style style:name="T5" style:family="text">
      <style:text-properties officeooo:rsid="00323b5b"/>
    </style:style>
    <style:style style:name="T6" style:family="text">
      <style:text-properties officeooo:rsid="00325ee8"/>
    </style:style>
    <style:style style:name="T7" style:family="text">
      <style:text-properties fo:color="#000000" fo:font-size="16pt" fo:background-color="#ffff00" loext:char-shading-value="0" style:font-size-asian="16pt" style:font-size-complex="16pt"/>
    </style:style>
    <style:style style:name="T8" style:family="text">
      <style:text-properties fo:color="#000000" fo:font-size="16pt" officeooo:rsid="0030537f" fo:background-color="#ffff00" loext:char-shading-value="0" style:font-size-asian="16pt" style:font-size-complex="16pt"/>
    </style:style>
    <style:style style:name="T9" style:family="text">
      <style:text-properties officeooo:rsid="0036e824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ad4db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vA event rates <text:span text:style-name="T1">and efficiency</text:span></text:p>
      <text:p text:style-name="P12"><text:s/>NH, \delta_CP = -\pi/2</text:p>
      <text:p text:style-name="P7"/>
      <text:p text:style-name="P9">I. nu_e mode (<text:span text:style-name="T11">8.85e20 POT for nu-mode</text:span><text:span text:style-name="T10">)</text:span></text:p>
      <text:p text:style-name="P5">Efficiency:<text:tab/>0.6<text:span text:style-name="T3">07</text:span>2</text:p>
      <text:p text:style-name="P2">Signal:<text:tab/>4<text:span text:style-name="T2">7.3</text:span></text:p>
      <text:p text:style-name="P2">Background: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8">Total bckg</text:p>
          </table:table-cell>
          <table:table-cell table:style-name="Table1.A1" office:value-type="string">
            <text:p text:style-name="P18">nu_mu CC</text:p>
          </table:table-cell>
          <table:table-cell table:style-name="Table1.A1" office:value-type="string">
            <text:p text:style-name="P18">nu_mu NC</text:p>
          </table:table-cell>
          <table:table-cell table:style-name="Table1.D1" office:value-type="string">
            <text:p text:style-name="P18">nu_e beam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1.<text:span text:style-name="T2">4</text:span></text:p>
          </table:table-cell>
          <table:table-cell table:style-name="Table1.A2" office:value-type="string">
            <text:p text:style-name="P23">9.7</text:p>
          </table:table-cell>
          <table:table-cell table:style-name="Table1.D2" office:value-type="string">
            <text:p text:style-name="P18">7.<text:span text:style-name="T2">0</text:span></text:p>
          </table:table-cell>
        </table:table-row>
      </table:table>
      <text:p text:style-name="P2"/>
      <text:p text:style-name="P9">II. anti-nu_e mode (<text:span text:style-name="T11">6.9e20 POT for anti-nu-mode</text:span>)</text:p>
      <text:p text:style-name="P5">Efficiency:<text:tab/></text:p>
      <text:p text:style-name="P4">Signal: <text:s/><text:tab/>6.47 <text:span text:style-name="T3"><text:s/>(13 in total, same as in figure in website http://ifirse.icise.vn/nugroup/dokuwiki/doku.php?id=globes)</text:span></text:p>
      <text:p text:style-name="P2">Background:</text:p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8">Total bckg</text:p>
          </table:table-cell>
          <table:table-cell table:style-name="Table2.A1" office:value-type="string">
            <text:p text:style-name="P18">nu_mu CC</text:p>
          </table:table-cell>
          <table:table-cell table:style-name="Table2.A1" office:value-type="string">
            <text:p text:style-name="P18">nu_mu NC</text:p>
          </table:table-cell>
          <table:table-cell table:style-name="Table2.D1" office:value-type="string">
            <text:p text:style-name="P18">nu_e beam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>0.4</text:p>
          </table:table-cell>
          <table:table-cell table:style-name="Table2.A2" office:value-type="string">
            <text:p text:style-name="P21">2.5</text:p>
          </table:table-cell>
          <table:table-cell table:style-name="Table2.D2" office:value-type="string">
            <text:p text:style-name="P21">2.7</text:p>
          </table:table-cell>
        </table:table-row>
      </table:table>
      <text:p text:style-name="P2"/>
      <text:p text:style-name="P9">III. nu_mu mode (<text:span text:style-name="T11">8.85e20 POT</text:span>)</text:p>
      <text:p text:style-name="P5">Efficiency:<text:tab/>0.<text:span text:style-name="T2">32</text:span></text:p>
      <text:p text:style-name="P2">Signal:<text:tab/>12<text:span text:style-name="T2">6</text:span></text:p>
      <text:p text:style-name="P2">Background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Total bckg</text:p>
          </table:table-cell>
          <table:table-cell table:style-name="Table3.A1" office:value-type="string">
            <text:p text:style-name="P18">nu_mu NC</text:p>
          </table:table-cell>
          <table:table-cell table:style-name="Table3.C1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4">8.3</text:p>
          </table:table-cell>
          <table:table-cell table:style-name="Table3.C2" office:value-type="string">
            <text:p text:style-name="P18"/>
          </table:table-cell>
        </table:table-row>
      </table:table>
      <text:p text:style-name="P2"/>
      <text:p text:style-name="P2"/>
      <text:p text:style-name="P10">I<text:span text:style-name="T1">V</text:span>. <text:span text:style-name="T1">Anti-</text:span>nu_mu mode (<text:span text:style-name="T11">6.9e20 POT</text:span><text:span text:style-name="T10">)</text:span></text:p>
      <text:p text:style-name="P5">Efficiency:<text:tab/></text:p>
      <text:p text:style-name="P3">Signal:<text:tab/><text:span text:style-name="T2">52</text:span></text:p>
      <text:p text:style-name="P3">Background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9">Total bckg</text:p>
          </table:table-cell>
          <table:table-cell table:style-name="Table4.A1" office:value-type="string">
            <text:p text:style-name="P19">nu_mu NC</text:p>
          </table:table-cell>
          <table:table-cell table:style-name="Table4.C1" office:value-type="string">
            <text:p text:style-name="P19">Cosmic</text:p>
          </table:table-cell>
        </table:table-row>
        <table:table-row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3">1.<text:span text:style-name="T9">08</text:span></text:p>
          </table:table-cell>
          <table:table-cell table:style-name="Table4.C2" office:value-type="string">
            <text:p text:style-name="P19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NOvA event rates <text:span text:style-name="T1">and efficiency</text:span></text:p>
      <text:p text:style-name="P13"><text:s/>NH, \delta_CP = -\pi/2</text:p>
      <text:p text:style-name="P12">(operation until 2024)</text:p>
      <text:p text:style-name="P12"/>
      <text:p text:style-name="P15">arXiv:1806.00096v1 [hep-ex] 31 May 2018</text:p>
      <text:p text:style-name="P17">and</text:p>
      <text:p text:style-name="P16">https://zenodo.org/record/1286758#.WyHSe3Vubkx</text:p>
      <text:p text:style-name="P8"/>
      <text:p text:style-name="P11">I. nu_e mode <text:span text:style-name="T6">(</text:span><text:span text:style-name="T8">36</text:span><text:span text:style-name="T7"> x 10^20 POT</text:span><text:span text:style-name="T6">)</text:span></text:p>
      <text:p text:style-name="P5">Efficiency:<text:tab/>0.6<text:span text:style-name="T4">07</text:span>2</text:p>
      <text:p text:style-name="P3">Signal:<text:tab/><text:span text:style-name="T5">192.4</text:span></text:p>
      <text:p text:style-name="P3">Background:</text:p>
      <text:p text:style-name="P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9">Total bckg</text:p>
          </table:table-cell>
          <table:table-cell table:style-name="Table5.A1" office:value-type="string">
            <text:p text:style-name="P19">nu_mu CC</text:p>
          </table:table-cell>
          <table:table-cell table:style-name="Table5.A1" office:value-type="string">
            <text:p text:style-name="P19">nu_mu NC</text:p>
          </table:table-cell>
          <table:table-cell table:style-name="Table5.D1" office:value-type="string">
            <text:p text:style-name="P19">nu_e beam</text:p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27">5.7</text:p>
          </table:table-cell>
          <table:table-cell table:style-name="Table5.A2" office:value-type="string">
            <text:p text:style-name="P27">39.5</text:p>
          </table:table-cell>
          <table:table-cell table:style-name="Table5.D2" office:value-type="string">
            <text:p text:style-name="P27">28.5</text:p>
          </table:table-cell>
        </table:table-row>
      </table:table>
      <text:p text:style-name="P3"/>
      <text:p text:style-name="P11">II. anti-nu_e mode <text:s/><text:span text:style-name="T8">36</text:span><text:span text:style-name="T7"> x 10^20 POT</text:span></text:p>
      <text:p text:style-name="P5">Efficiency:<text:tab/>0.6<text:span text:style-name="T4">0</text:span>7<text:span text:style-name="T4">2</text:span></text:p>
      <text:p text:style-name="P3">Signal: <text:s/><text:tab/><text:span text:style-name="T5">33.8</text:span></text:p>
      <text:p text:style-name="P3">Background:</text:p>
      <text:p text:style-name="P3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9">Total bckg</text:p>
          </table:table-cell>
          <table:table-cell table:style-name="Table6.A1" office:value-type="string">
            <text:p text:style-name="P19">nu_mu CC</text:p>
          </table:table-cell>
          <table:table-cell table:style-name="Table6.A1" office:value-type="string">
            <text:p text:style-name="P19">nu_mu NC</text:p>
          </table:table-cell>
          <table:table-cell table:style-name="Table6.D1" office:value-type="string">
            <text:p text:style-name="P19">nu_e beam</text:p>
          </table:table-cell>
        </table:table-row>
        <table:table-row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7">2.1</text:p>
          </table:table-cell>
          <table:table-cell table:style-name="Table6.A2" office:value-type="string">
            <text:p text:style-name="P27">13.0</text:p>
          </table:table-cell>
          <table:table-cell table:style-name="Table6.D2" office:value-type="string">
            <text:p text:style-name="P27">14.1</text:p>
          </table:table-cell>
        </table:table-row>
      </table:table>
      <text:p text:style-name="P3"/>
      <text:p text:style-name="P11">III. nu_mu mode <text:s/><text:span text:style-name="T8">36</text:span><text:span text:style-name="T7"> x 10^20 POT</text:span></text:p>
      <text:p text:style-name="P5">Efficiency:<text:tab/></text:p>
      <text:p text:style-name="P3">Signal:<text:tab/><text:span text:style-name="T5">512.5</text:span></text:p>
      <text:p text:style-name="P3">Background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9">Total bckg</text:p>
          </table:table-cell>
          <table:table-cell table:style-name="Table7.A1" office:value-type="string">
            <text:p text:style-name="P19">nu_mu NC</text:p>
          </table:table-cell>
          <table:table-cell table:style-name="Table7.C1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25">67.5</text:p>
          </table:table-cell>
          <table:table-cell table:style-name="Table7.A2" office:value-type="string">
            <text:p text:style-name="P27">33.8</text:p>
          </table:table-cell>
          <table:table-cell table:style-name="Table7.C2" office:value-type="string">
            <text:p text:style-name="P19"/>
          </table:table-cell>
        </table:table-row>
      </table:table>
      <text:p text:style-name="P3"/>
      <text:p text:style-name="P3"/>
      <text:p text:style-name="P11">I<text:span text:style-name="T1">V</text:span>. <text:span text:style-name="T1">Anti-</text:span>nu_mu mode <text:s/><text:span text:style-name="T8">36</text:span><text:span text:style-name="T7"> x 10^20 POT</text:span></text:p>
      <text:p text:style-name="P5">Efficiency:<text:tab/>0.62</text:p>
      <text:p text:style-name="P3">Signal:<text:tab/><text:span text:style-name="T5">271.3</text:span></text:p>
      <text:p text:style-name="P3">Background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9">Total bckg</text:p>
          </table:table-cell>
          <table:table-cell table:style-name="Table8.A1" office:value-type="string">
            <text:p text:style-name="P19">nu_mu NC</text:p>
          </table:table-cell>
          <table:table-cell table:style-name="Table8.C1" office:value-type="string">
            <text:p text:style-name="P19"/>
          </table:table-cell>
        </table:table-row>
        <table:table-row>
          <table:table-cell table:style-name="Table8.A2" office:value-type="string">
            <text:p text:style-name="P26"/>
          </table:table-cell>
          <table:table-cell table:style-name="Table8.A2" office:value-type="string">
            <text:p text:style-name="P28">5.6</text:p>
          </table:table-cell>
          <table:table-cell table:style-name="Table8.C2" office:value-type="string">
            <text:p text:style-name="P19"/>
          </table:table-cell>
        </table:table-row>
      </table:table>
      <text:p text:style-name="P3"><text:soft-page-break/></text:p>
      <text:p text:style-name="P3"/>
      <text:p text:style-name="P29">globes -p '0.6013,0.1479,0.7854,-1.57,0.000076,0.0025' -t NOvA.glb</text:p>
      <text:p text:style-name="P29"/>
      <text:p text:style-name="P29"/>
      <text:p text:style-name="P29">--------- #Nu_E_Appearance ---------</text:p>
      <text:p text:style-name="P29"><text:tab/> <text:s text:c="4"/>192.399 ||<text:tab/> <text:s text:c="4"/>192.399<text:tab/></text:p>
      <text:p text:style-name="P29"><text:tab/> <text:s text:c="7"/>73.7 ||<text:tab/> <text:s text:c="4"/>5.70002<text:tab/> <text:s text:c="7"/>39.5<text:tab/> <text:s text:c="7"/>28.5<text:tab/></text:p>
      <text:p text:style-name="P29"/>
      <text:p text:style-name="P29"><text:tab/></text:p>
      <text:p text:style-name="P29">--------- #Nu_Mu_Disappearance ---------</text:p>
      <text:p text:style-name="P29"><text:tab/> <text:s text:c="4"/>512.469 ||<text:tab/> <text:s text:c="4"/>512.469<text:tab/></text:p>
      <text:p text:style-name="P29"><text:tab/> <text:s text:c="7"/>33.8 ||<text:tab/> <text:s text:c="7"/>33.8<text:tab/></text:p>
      <text:p text:style-name="P29"/>
      <text:p text:style-name="P29"><text:tab/></text:p>
      <text:p text:style-name="P29">--------- #Nu_E_Bar_Appearance ---------</text:p>
      <text:p text:style-name="P29"><text:tab/> <text:s text:c="4"/>33.7982 ||<text:tab/> <text:s text:c="4"/>33.7982<text:tab/></text:p>
      <text:p text:style-name="P29"><text:tab/> <text:s text:c="7"/>29.2 ||<text:tab/> <text:s text:c="8"/>2.1<text:tab/> <text:s text:c="9"/>13<text:tab/> <text:s text:c="7"/>14.1<text:tab/></text:p>
      <text:p text:style-name="P29"/>
      <text:p text:style-name="P29"><text:tab/></text:p>
      <text:p text:style-name="P29">--------- #Nu_Mu_Bar_Disappearance ---------</text:p>
      <text:p text:style-name="P29"><text:tab/> <text:s text:c="4"/>271.293 ||<text:tab/> <text:s text:c="4"/>271.293<text:tab/></text:p>
      <text:p text:style-name="P29"><text:tab/> <text:s text:c="4"/>5.59999 ||<text:tab/> <text:s text:c="4"/>5.59999<text:tab/></text:p>
      <text:p text:style-name="P6"/>
      <text:p text:style-name="P6">##################################################################</text:p>
      <text:p text:style-name="P6"/>
      <text:p text:style-name="P3"/>
      <text:p text:style-name="P30">globes -p '0.6013,0.1479,0.7854,1.57,0.000076,0.0025' -t NOvA.glb</text:p>
      <text:p text:style-name="P30"/>
      <text:p text:style-name="P30"/>
      <text:p text:style-name="P30">--------- #Nu_E_Appearance ---------</text:p>
      <text:p text:style-name="P30"><text:tab/> <text:s text:c="4"/>121.911 ||<text:tab/> <text:s text:c="4"/>121.911<text:tab/></text:p>
      <text:p text:style-name="P30"><text:tab/> <text:s text:c="7"/>73.7 ||<text:tab/> <text:s text:c="4"/>5.70002<text:tab/> <text:s text:c="7"/>39.5<text:tab/> <text:s text:c="7"/>28.5<text:tab/></text:p>
      <text:p text:style-name="P30"/>
      <text:p text:style-name="P30"><text:tab/></text:p>
      <text:p text:style-name="P30">--------- #Nu_Mu_Disappearance ---------</text:p>
      <text:p text:style-name="P30"><text:tab/> <text:s text:c="4"/>512.469 ||<text:tab/> <text:s text:c="4"/>512.469<text:tab/></text:p>
      <text:p text:style-name="P30"><text:tab/> <text:s text:c="7"/>33.8 ||<text:tab/> <text:s text:c="7"/>33.8<text:tab/></text:p>
      <text:p text:style-name="P30"/>
      <text:p text:style-name="P30"><text:tab/></text:p>
      <text:p text:style-name="P30">--------- #Nu_E_Bar_Appearance ---------</text:p>
      <text:p text:style-name="P30"><text:tab/> <text:s text:c="4"/>58.2515 ||<text:tab/> <text:s text:c="4"/>58.2515<text:tab/></text:p>
      <text:p text:style-name="P30"><text:tab/> <text:s text:c="7"/>29.2 ||<text:tab/> <text:s text:c="8"/>2.1<text:tab/> <text:s text:c="9"/>13<text:tab/> <text:s text:c="7"/>14.1<text:tab/></text:p>
      <text:p text:style-name="P30"/>
      <text:p text:style-name="P30"><text:tab/></text:p>
      <text:p text:style-name="P30">--------- #Nu_Mu_Bar_Disappearance ---------</text:p>
      <text:p text:style-name="P30"><text:tab/> <text:s text:c="4"/>271.293 ||<text:tab/> <text:s text:c="4"/>271.293<text:tab/></text:p>
      <text:p text:style-name="P30"><text:tab/> <text:s text:c="4"/>5.59999 ||<text:tab/> <text:s text:c="4"/>5.59999<text:tab/></text:p>
      <text:p text:style-name="P6"/>
      <text:p text:style-name="P3"><text:soft-page-break/></text:p>
      <text:p text:style-name="P3"/>
      <text:p text:style-name="P30">globes -p '0.6013,0.1479,0.7854,0.0,0.000076,0.0025' -t NOvA.glb</text:p>
      <text:p text:style-name="P30"/>
      <text:p text:style-name="P30"/>
      <text:p text:style-name="P30">--------- #Nu_E_Appearance ---------</text:p>
      <text:p text:style-name="P30"><text:tab/> <text:s text:c="5"/>165.73 ||<text:tab/> <text:s text:c="5"/>165.73<text:tab/></text:p>
      <text:p text:style-name="P30"><text:tab/> <text:s text:c="4"/>73.6509 ||<text:tab/> <text:s text:c="4"/>5.65087<text:tab/> <text:s text:c="7"/>39.5<text:tab/> <text:s text:c="7"/>28.5<text:tab/></text:p>
      <text:p text:style-name="P30"/>
      <text:p text:style-name="P30"><text:tab/></text:p>
      <text:p text:style-name="P30">--------- #Nu_Mu_Disappearance ---------</text:p>
      <text:p text:style-name="P30"><text:tab/> <text:s text:c="5"/>508.05 ||<text:tab/> <text:s text:c="5"/>508.05<text:tab/></text:p>
      <text:p text:style-name="P30"><text:tab/> <text:s text:c="7"/>33.8 ||<text:tab/> <text:s text:c="7"/>33.8<text:tab/></text:p>
      <text:p text:style-name="P30"/>
      <text:p text:style-name="P30"><text:tab/></text:p>
      <text:p text:style-name="P30">--------- #Nu_E_Bar_Appearance ---------</text:p>
      <text:p text:style-name="P30"><text:tab/> <text:s text:c="4"/>49.6657 ||<text:tab/> <text:s text:c="4"/>49.6657<text:tab/></text:p>
      <text:p text:style-name="P30"><text:tab/> <text:s text:c="4"/>29.1852 ||<text:tab/> <text:s text:c="4"/>2.08519<text:tab/> <text:s text:c="9"/>13<text:tab/> <text:s text:c="7"/>14.1<text:tab/></text:p>
      <text:p text:style-name="P30"/>
      <text:p text:style-name="P30"><text:tab/></text:p>
      <text:p text:style-name="P30">--------- #Nu_Mu_Bar_Disappearance ---------</text:p>
      <text:p text:style-name="P30"><text:tab/> <text:s text:c="4"/>269.379 ||<text:tab/> <text:s text:c="4"/>269.379<text:tab/></text:p>
      <text:p text:style-name="P30"><text:tab/> <text:s text:c="4"/>5.59999 ||<text:tab/> <text:s text:c="4"/>5.59999<text:tab/></text:p>
      <text:p text:style-name="P3"/>
      <text:p text:style-name="P3"/>
      <text:p text:style-name="P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0:46.873281059</meta:creation-date>
    <dc:date>2018-06-15T09:44:27.584508569</dc:date>
    <meta:editing-duration>PT2H53M37S</meta:editing-duration>
    <meta:editing-cycles>23</meta:editing-cycles>
    <meta:generator>LibreOffice/5.1.6.2$Linux_X86_64 LibreOffice_project/10m0$Build-2</meta:generator>
    <meta:document-statistic meta:table-count="8" meta:image-count="0" meta:object-count="0" meta:page-count="4" meta:paragraph-count="131" meta:word-count="329" meta:character-count="2810" meta:non-whitespace-character-count="2149"/>
  </office:meta>
</office:document-meta>
</file>